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Arial" officeooo:paragraph-rsid="00139ed0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139ed0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13ed49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145bec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14d5b6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16a87f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1801df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195df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1a78a4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1c168b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1dedd1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1f811b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217246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2251e1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22a996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22b3fd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2313d1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23a128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2590ef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26af72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paragraph-rsid="0026cf43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rsid="0014d5b6" officeooo:paragraph-rsid="0014d5b6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rsid="001a78a4" officeooo:paragraph-rsid="001a78a4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rsid="001c168b" officeooo:paragraph-rsid="001c168b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rsid="0023a128" officeooo:paragraph-rsid="0023a128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Arial" officeooo:rsid="0026af72" officeooo:paragraph-rsid="0026af72"/>
    </style:style>
    <style:style style:name="T1" style:family="text">
      <style:text-properties officeooo:rsid="00139ed0"/>
    </style:style>
    <style:style style:name="T2" style:family="text">
      <style:text-properties officeooo:rsid="0013ed49"/>
    </style:style>
    <style:style style:name="T3" style:family="text">
      <style:text-properties officeooo:rsid="00145bec"/>
    </style:style>
    <style:style style:name="T4" style:family="text">
      <style:text-properties officeooo:rsid="0014d5b6"/>
    </style:style>
    <style:style style:name="T5" style:family="text">
      <style:text-properties officeooo:rsid="0016a87f"/>
    </style:style>
    <style:style style:name="T6" style:family="text">
      <style:text-properties officeooo:rsid="001801df"/>
    </style:style>
    <style:style style:name="T7" style:family="text">
      <style:text-properties officeooo:rsid="00195dfe"/>
    </style:style>
    <style:style style:name="T8" style:family="text">
      <style:text-properties officeooo:rsid="001a78a4"/>
    </style:style>
    <style:style style:name="T9" style:family="text">
      <style:text-properties officeooo:rsid="001c168b"/>
    </style:style>
    <style:style style:name="T10" style:family="text">
      <style:text-properties officeooo:rsid="001dedd1"/>
    </style:style>
    <style:style style:name="T11" style:family="text">
      <style:text-properties officeooo:rsid="00217246"/>
    </style:style>
    <style:style style:name="T12" style:family="text">
      <style:text-properties officeooo:rsid="002251e1"/>
    </style:style>
    <style:style style:name="T13" style:family="text">
      <style:text-properties officeooo:rsid="0022a996"/>
    </style:style>
    <style:style style:name="T14" style:family="text">
      <style:text-properties officeooo:rsid="0022b3fd"/>
    </style:style>
    <style:style style:name="T15" style:family="text">
      <style:text-properties officeooo:rsid="002313d1"/>
    </style:style>
    <style:style style:name="T16" style:family="text">
      <style:text-properties officeooo:rsid="0023a128"/>
    </style:style>
    <style:style style:name="T17" style:family="text">
      <style:text-properties officeooo:rsid="002590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ós, <text:span text:style-name="T1">que trabalhamos no Linker </text:span>e administramos a rede social <text:span text:style-name="T1">em questão, </text:span><text:s/>gostaríamos que você usasse e nos ajudasse a evoluir est<text:span text:style-name="T1">a plataforma, inclusive ajudando-nos a</text:span> melhor protege<text:span text:style-name="T1">r a</text:span> sua comunidade.</text:p>
      <text:p text:style-name="P3">Comentários públicos e revisão <text:span text:style-name="T1">destes</text:span> por <text:span text:style-name="T1">parte dos membros</text:span> são encorajad<text:span text:style-name="T1">a</text:span>s, <text:span text:style-name="T1">claro, que de forma cordial e compreensiva</text:span>.</text:p>
      <text:p text:style-name="P3"><text:span text:style-name="T1">O Linker presta um serviço básico que busca ligar pessoas, fazendo proveito principalmente dos conteúdos que estas criam em outras plataformas, a exemplo do Youtube, Instagram, sites pessoais, e outros.</text:span></text:p>
      <text:p text:style-name="P2"/>
      <text:p text:style-name="P2"><text:span text:style-name="T2">Nossos serviços visam te </text:span>proporcionar o máximo de controle e propriedade sobre o seu mundo social, além de encorajá-lo a se expressar livremente, <text:span text:style-name="T2">p</text:span>orém, seja responsável no que você publica, <text:span text:style-name="T2">e</text:span>specificamente, certifique-se de que nenhum dos itens proibidos listados abaixo <text:span text:style-name="T2">constem ou sejam vinculados a suas publicações </text:span>(coisas como spam, malware, vírus ou conteúdo ilegal ou ameaças graves de violência).</text:p>
      <text:p text:style-name="P2"/>
      <text:p text:style-name="P4">Se você encontrar <text:span text:style-name="T2">alguma publicação</text:span> que você acredit<text:span text:style-name="T2">e</text:span> que viole estes Termos de Serviço, por favor, <text:span text:style-name="T2">marque a publicação por meio do ícone Violação do Serviço.</text:span></text:p>
      <text:p text:style-name="P4">Nota: nós decidimos disponibilizar os Termos de Serviço abaixo sob Creative Commons Sharealike licença <text:span text:style-name="T4">esta fornecida pela Minds e alterada conforme nossos objetivos</text:span>) o que significa que você é mais do que bem-vindo a adaptá-lo para seu próprio uso. Apenas certifique-se de substituir referências para nós por outras, e se você não se importar, gostaríamos de receber um link para <text:span text:style-name="T3">o Linker e outro para o minds.com</text:span> em algum lugar do seu site <text:span text:style-name="T3">XD</text:span>.</text:p>
      <text:p text:style-name="P2"/>
      <text:p text:style-name="P2"/>
      <text:p text:style-name="P2"/>
      <text:p text:style-name="P2">Termos de serviço:</text:p>
      <text:p text:style-name="P24">Os conteúdos dos membros são organizados em documentos eletrônicos disponibilizadas na rede mundial de computadores, sejam eles classificados hora como páginas, perfil, canais ou outros.</text:p>
      <text:p text:style-name="P2">Os seguintes termos e condições regem todo o uso da rede Linker e todo o conteúdo, serviços e produtos disponíveis no <text:span text:style-name="T5">Linker </text:span>ou através do site, incluindo, mas não limitado a, Linker.com e todos os outros sites de rede no domínio d<text:span text:style-name="T5">o</text:span> Linker.</text:p>
      <text:p text:style-name="P5"/>
      <text:p text:style-name="P5">Por favor, leia este Acordo cuidadosamente antes de acessar ou usar nossos Serviços.</text:p>
      <text:p text:style-name="P5">O Linker pertence e é operada pel<text:span text:style-name="T3">a Linker “Corporation”</text:span>.</text:p>
      <text:p text:style-name="P5">Nossos serviços são oferecidos mediante sua aceitação sem modificação de todos os termos e condições aqui contidos e todas as outras regras operacionais, políticas (incluindo, sem limitação, Política de Privacidade d<text:span text:style-name="T3">o</text:span> Linker) e procedimentos que podem ser publicados de tempos em tempos neste Site pel<text:span text:style-name="T3">o Linker</text:span>.</text:p>
      <text:p text:style-name="P5">Você concorda que podemos atualizar automaticamente quaisquer serviços d<text:span text:style-name="T3">o</text:span> Linker, e esses termos serão aplicados a quaisquer atualizações.</text:p>
      <text:p text:style-name="P5">Ao acessar ou usar qualquer parte do site, você concorda em se comprometer com os termos e condições deste contrato. Se você não concordar com todos os termos e condições deste contrato, você não poderá acessar <text:span text:style-name="T3">o</text:span> Linker nem usar quaisquer serviços associados.</text:p>
      <text:p text:style-name="P5">Se estes termos e condições forem considerados uma oferta pel<text:span text:style-name="T3">o</text:span> Linker, a aceitação é expressamente limitada a estes termos.</text:p>
      <text:p text:style-name="P2"/>
      <text:p text:style-name="P2"><text:soft-page-break/><text:span text:style-name="T3">O </text:span>Linker está disponível apenas para indivíduos com pelo menos 18 anos de idade, e qualquer pessoa que se registre como usuário ou forneça suas informações pessoais aos nossos Serviços representa que eles têm 18 anos de idade.</text:p>
      <text:p text:style-name="P2"/>
      <text:p text:style-name="P7">O uso de nossos serviços requer uma conta d<text:span text:style-name="T3">o</text:span> Linker.</text:p>
      <text:p text:style-name="P7">Você será o único responsável por qualquer atividade que ocorra sob o seu nome de usuário.</text:p>
      <text:p text:style-name="P7">Você é responsável por manter sua senha segura.</text:p>
      <text:p text:style-name="P2"/>
      <text:p text:style-name="P23">Linker</text:p>
      <text:p text:style-name="P2"/>
      <text:p text:style-name="P7">Se você criar uma conta na plataform<text:span text:style-name="T4">a</text:span> Linker, você é responsável por manter a segurança <text:span text:style-name="T5">dela</text:span>, e você é totalmente responsável por todas as atividades que ocorram e por quaisquer outras ações realizadas em conexão com <text:span text:style-name="T5">sua conta</text:span>.</text:p>
      <text:p text:style-name="P7">Você não deve descrever ou atribuir palavras-chave ao seu canal ou rede de maneira enganosa ou ilegal, incluindo de forma a negociar o nome ou a reputação de outras pessoas.</text:p>
      <text:p text:style-name="P7">O Linker pode alterar ou remover qualquer descrição ou palavra-chave considerada ilegal <text:span text:style-name="T5">e/</text:span>ou provavelmente <text:span text:style-name="T5">você será</text:span> responsabi<text:span text:style-name="T5">lizado.</text:span></text:p>
      <text:p text:style-name="P7">Você deve notificar imediatamente <text:span text:style-name="T5">o</text:span> Linker sobre qualquer uso não autorizado <text:span text:style-name="T5">de sua conta ou publicações relacionadas no</text:span> site ou qualquer outra violação de segurança.</text:p>
      <text:p text:style-name="P7">O Linker não será responsável por quaisquer atos ou omissões por você, incluindo quaisquer danos de qualquer natureza incorridos como resultado de tais atos ou omissões.</text:p>
      <text:p text:style-name="P2"/>
      <text:p text:style-name="P6">O Linker mantém a capacidade de recuperar qualquer nome de usuário que não esteja ativo por um ano ou mais.</text:p>
      <text:p text:style-name="P6"/>
      <text:p text:style-name="P2">Responsabilidade de usuários registrados</text:p>
      <text:p text:style-name="P2"/>
      <text:p text:style-name="P7">Se voc<text:span text:style-name="T5">ê criar/alterar uma página</text:span>, comentar em um post, postar material par<text:span text:style-name="T5">a o</text:span> Linker, postar links ou fazer (ou permitir que qualquer terceiro faça) material disponível por meio de Linker (qualquer material, “Conteúdo”), você é inteiramente responsável pelo conteúdo e por qualquer dano resultante desse Conteúdo ou de sua conduta, <text:s/>independentemente da forma que o Conteúdo assuma, o que inclui, entre outros, texto, foto, vídeo, áudio ou código.</text:p>
      <text:p text:style-name="P8">Ao usar Linker, você representa e garante que o seu conteúdo e conduta não violam estes termos.</text:p>
      <text:p text:style-name="P8">Ao enviar o Conte<text:span text:style-name="T6">údo para o</text:span> Linker, você concede <text:span text:style-name="T6">ao Linker</text:span> uma licença mundial, livre de royalties e não exclusiva para reproduzir, modificar, adaptar e publicar o Conteúdo exclusivamente com o propósito de exibir, distribuir e promover <text:span text:style-name="T6">estas publicações</text:span>.</text:p>
      <text:p text:style-name="P8">Você também dá permissão a outros usuários d<text:span text:style-name="T6">o</text:span> Linker para compartilhar seu conteúdo em outros canais e sites d<text:span text:style-name="T6">o</text:span> Linker e adicionar seu próprio conteúdo a ele ((também conhecido como Lembrar (reblog) <text:span text:style-name="T6">de</text:span> seu conteúdo)), desde que eles usem uma parte da sua postagem e eles dão crédito a você como autor original, vinculando-a ao seu website.</text:p>
      <text:p text:style-name="P8">A função Lembrar no Linker.com faz isso automaticamente.</text:p>
      <text:p text:style-name="P8">Se você excluir o Conteúdo, <text:span text:style-name="T6">o</text:span> Linker envidará esforços razoáveis ​​para removê-lo d<text:span text:style-name="T6">a plataforma, </text:span>mas você reconhece que o armazenamento em cache ou as referências ao Conteúdo não podem ser imediatamente indisponíveis. Sem limitar qualquer uma dessas representações ou garantias, <text:span text:style-name="T6">o</text:span> Linker tem o direito (embora não a obrigação) de, a critério exclusivo d<text:span text:style-name="T6">o</text:span> Linker:</text:p>
      <text:p text:style-name="P8"><text:soft-page-break/>(i) recusar ou remover qualquer Conteúdo que, na opinião razoável d<text:span text:style-name="T6">o</text:span> Linker, viole quaisquer termos ou políticas d<text:span text:style-name="T6">o</text:span> Linker ou é de qualquer forma ilegal; ou</text:p>
      <text:p text:style-name="P8">(ii) rescindir ou negar acesso e uso d<text:span text:style-name="T6">o</text:span> Linker a qualquer indivíduo ou entidade.</text:p>
      <text:p text:style-name="P8">Ao registrar uma conta e disponibilizar o Conteúdo, você também declara e garante o seguinte:</text:p>
      <text:p text:style-name="P8"><text:span text:style-name="T6">(i) </text:span>O Conteúdo deve ser legal de acordo com a legislação do<text:span text:style-name="T6">(s) países em que veicular as publicações;</text:span></text:p>
      <text:p text:style-name="P8"><text:span text:style-name="T6">(ii) </text:span>O download, a cópia e o uso do Conteúdo não infringirão os direitos de propriedade, incluindo, mas não se limitando aos direitos autorais, <text:span text:style-name="T6">d</text:span>ireitos de patentes, marcas comerciais ou segredos comerciais de terceiros;</text:p>
      <text:p text:style-name="P8"><text:span text:style-name="T6">(iii) </text:span>Se o seu empregador tiver direitos de propriedade intelectual <text:span text:style-name="T6">sobre o conteúdo que</text:span> você criou, você:</text:p>
      <text:p text:style-name="P8"><text:span text:style-name="T6">a)</text:span> recebeu permissão do seu empregador para publicar ou disponibilizar o Conteúdo, incluindo, sem limitação, qualquer software; ou</text:p>
      <text:p text:style-name="P8"><text:span text:style-name="T6">b</text:span>) assegurou de seu empregador uma renúncia de todos os direitos sobre o Conteúdo;</text:p>
      <text:p text:style-name="P8"><text:span text:style-name="T6">iv) </text:span>Você declara que cumpriu integralmente quaisquer licenças de terceiros relacionadas ao Conteúdo e fez todas as ações necessárias para passar com êxito para usuários finais quaisquer termos exigidos;</text:p>
      <text:p text:style-name="P8"><text:span text:style-name="T6">v) </text:span>O Conteúdo não contém ou instala qualquer vírus, worms, malware, cavalos de Tróia ou outro conteúdo prejudicial ou destrutivo;</text:p>
      <text:p text:style-name="P9"><text:span text:style-name="T6">vi) </text:span>O Conteúdo não é spam ou mensagens não solicitadas em massa, é não é máquina ou gerada aleatoriamente e não contém conteúdo comercial indesejado ou antiético destinado a direcionar tráfego para sites de terceiros ou aumentar a classificação de sites de terceiros ou a atos ilícitos (como phishing) ou enganar os destinatários quanto a fonte do material (como spoofing); Interagir com outros usuários do Linker de forma indesejada, como perseguição ou assédio.</text:p>
      <text:p text:style-name="P9"><text:span text:style-name="T7">vii) </text:span>O Conteúdo não é direcionado com ameaças @name, assédio, doxing ou violência.</text:p>
      <text:p text:style-name="P9"><text:span text:style-name="T7">viii) </text:span>O Conteúdo não contém ameaças ou incita à violência e não viola os direitos de privacidade ou publicidade de terceiros;</text:p>
      <text:p text:style-name="P9"><text:span text:style-name="T7">ix) O</text:span> Conteúdo é marcado como explícito quando contém nudez, violência ou atividade sexual;</text:p>
      <text:p text:style-name="P9"><text:span text:style-name="T7">x) </text:span>o Conteúdo não inclui ou vincula o material que defende a pedofilia ou os danos a uma criança;</text:p>
      <text:p text:style-name="P9"><text:span text:style-name="T7">xi) </text:span>a conta não está sendo anunciada por meio de mensagens eletrônicas indesejadas, como links de spam em grupos de notícias, listas de e-mail, outros blogs e sites da Web, e métodos promocionais não solicitados semelhantes;</text:p>
      <text:p text:style-name="P9"><text:span text:style-name="T7">xii) </text:span>Não é apresentado de uma maneira que induza seus leitores a pensar que você é outra pessoa ou empresa;</text:p>
      <text:p text:style-name="P9"><text:span text:style-name="T7">xiii) </text:span>você tem, no caso de Conteúdo que inclui código de computador, categoriz<text:span text:style-name="T7">ado</text:span> com precisão e / ou descreveu o tipo, natureza, usos e efeitos <text:span text:style-name="T7">dos materiais</text:span>, se solicitado pel<text:span text:style-name="T7">o</text:span> Linker ou de outra forma;</text:p>
      <text:p text:style-name="P9"><text:span text:style-name="T7">xiv) </text:span>Você também concede ao<text:span text:style-name="T7">s outros</text:span> usuário<text:span text:style-name="T7">s do Linker</text:span> permissão para compartilhar seu Conteúdo sob os termos legais descritos na licença selecionada, seja Creative Commons, <text:span text:style-name="T7">t</text:span>odos os direitos reservados ou qualquer outra licença disponível.</text:p>
      <text:p text:style-name="P9"><text:span text:style-name="T7">Propagandas</text:span></text:p>
      <text:p text:style-name="P10"><text:span text:style-name="T7">O L</text:span>inker não exibe anúncios no conteúdo dos usuários sem permissão explícita do usuário. No caso de optar por participar, <text:span text:style-name="T8">o</text:span> Linker reserva-se o direito de exibir anúncios em <text:span text:style-name="T8">suas publicacoes, e</text:span> reserva-se o direito de exibir texto de atribuição ou links no rodapé do seu site ou na barra de ferramentas, atribuindo <text:span text:style-name="T8">ao </text:span>Linker ou o autor do tema, por exemplo.</text:p>
      <text:p text:style-name="P10"><text:soft-page-break/>A barra de ferramentas não pode ser alterada ou removida.</text:p>
      <text:p text:style-name="P10">O texto ou os links de atribuição só podem ser ocultados se você estiver inscrito em um nível aprimorado de serviço que permita tal uso restrito. Você não pode usar <text:span text:style-name="T8">o </text:span><text:s/>Linker nem qualquer acesso de API associado para replicar substancialmente produtos ou serviços oferecidos pel<text:span text:style-name="T8">o</text:span> Linker, incluindo o conteúdo de republicação d<text:span text:style-name="T8">o</text:span> Linker ou a criação de uma plataforma de publicação separada.</text:p>
      <text:p text:style-name="P10">Se <text:span text:style-name="T8">o</text:span> Linker acreditar, a seu exclusivo critério, que você violou ou tentou violar estas condições ou o espírito destes termos, sua capacidade de usar e acessar <text:span text:style-name="T8">Linker</text:span> pode ser temporária ou permanentemente revogada, com ou sem aviso prévio.</text:p>
      <text:p text:style-name="P10">Você também não pode usar logotipos, marcas ou fazer referência, ou fazer representação falsa ou representação d<text:span text:style-name="T8">o</text:span> Linker sem a permissão expressa por escrito d<text:span text:style-name="T8">o</text:span> Linker.</text:p>
      <text:p text:style-name="P11">Você não pode revender <text:span text:style-name="T8">o </text:span>Linker pontos para outros canais dentro ou fora d<text:span text:style-name="T9">o</text:span> Linker .</text:p>
      <text:p text:style-name="P11">Você não pode cultivar, jogar, manipular ou enviar spam ao site para ganhar <text:span text:style-name="T9">Linker </text:span>pontos de maneira injusta ou enganosa.</text:p>
      <text:p text:style-name="P11"><text:span text:style-name="T1">Pagamento e Renovação</text:span></text:p>
      <text:p text:style-name="P11"><text:span text:style-name="T1">Termos Gerais</text:span></text:p>
      <text:p text:style-name="P25">Atualmente, os serviç<text:span text:style-name="T10">o</text:span>s opcionais estão suspensos, entretanto estão descritos a seguir:</text:p>
      <text:p text:style-name="P11"><text:span text:style-name="T9">(i) O Linker poderá oferece serviços opcionais pagos, como hospedagem, assinaturas, monetização, armazenamento adicional, largura de banda, transcodificação de vídeo e Boost (quaisquer desses serviços, um "Upgrade").</text:span></text:p>
      <text:p text:style-name="P11"><text:span text:style-name="T9">(ii) Por meio de uma atualização, você concorda em pagar O Linker as taxas de assinatura única, mensal ou anual indicadas para esse serviço.</text:span></text:p>
      <text:p text:style-name="P11"><text:span text:style-name="T9">(iii) Os pagamentos serão cobrados em uma base pré-paga no dia em que você se inscrever para um upgrade e cobrirá o uso desse serviço para um período de assinatura mensal ou anual, conforme indicado.</text:span></text:p>
      <text:p text:style-name="P11"><text:span text:style-name="T9">(iv) Você pode ler sobre nossa política de reembolso quando os serviços estiver funcional.</text:span></text:p>
      <text:p text:style-name="P11"><text:span text:style-name="T9">Renovação Automática (Atualmente suspensa)</text:span></text:p>
      <text:p text:style-name="P12"><text:span text:style-name="T9">A menos que você notifique o Linker antes do final do período de assinatura aplicável que você deseja cancelar uma atualização, sua assinatura de upgrade será renovada automaticamente e você nos autoriza a coletar a assinatura anual ou mensal aplicável na época, bem como a taxa para tal Upgrade (assim como quaisquer impostos) usando qualquer cartão de crédito ou outro mecanismo de pagamento que tenhamos registrado para você.</text:span></text:p>
      <text:p text:style-name="P12"><text:span text:style-name="T9">Os upgrades podem ser cancelados a qualquer momento na seção de administração do painel do seu site.</text:span></text:p>
      <text:p text:style-name="P13"><text:span text:style-name="T9">Política de reembolso Todas as vendas de pontos Linker são finais e nenhum reembolso é aceito.</text:span></text:p>
      <text:p text:style-name="P14"><text:span text:style-name="T9">Quaisquer disputas devem ser direcionadas para Linker.com/reclamacao calculará a taxa de hospedagem do site com base em Usuários Ativos Mensais (MAU) calculados como o número de pico de usuários ativos exclusivos que iniciaram pelo menos uma sessão durante um período de um mês.</text:span></text:p>
      <text:p text:style-name="P14"><text:span text:style-name="T9">Serviços Linker</text:span></text:p>
      <text:p text:style-name="P14"><text:span text:style-name="T11">Os serviços de consultoria e suporte são fornecidos pelo Linker sob os termos e condições para cada contratação de serviço. Entre em contato com Linker.com/contato para obter mais informações.</text:span></text:p>
      <text:p text:style-name="P14"><text:span text:style-name="T11">A responsabilidade da VisitorsLinker não analisou nem pode revisar todo o material, incluindo software de computador, publicado no site e, portanto, não pode ser responsável pelo conteúdo, uso ou efeitos desse material.</text:span></text:p>
      <text:p text:style-name="P14"><text:soft-page-break/><text:span text:style-name="T11">Ao operar o site, o Linker não representa ou insinua que ele endossa o material publicado, ou que acredita que esse material seja preciso, útil ou não prejudicial.</text:span></text:p>
      <text:p text:style-name="P14"><text:span text:style-name="T11">Você é responsável por tomar as precauções necessárias para proteger a si e aos seus sistemas de computador contra vírus, worms, cavalos de Tróia e outros conteúdos prejudiciais ou destrutivos.</text:span></text:p>
      <text:p text:style-name="P14"><text:span text:style-name="T11">O Linker podem conter conteúdo ofensivo, indecente ou censurável, bem como conteúdo que contenha imprecisões técnicas, erros tipográficos e outros erros.</text:span></text:p>
      <text:p text:style-name="P14"><text:span text:style-name="T11">O Linker também pode conter material que viola os direitos de privacidade ou publicidade, ou infringe a propriedade intelectual e outros direitos de propriedade de terceiros, ou o download, cópia ou uso dos mesmos está sujeito a termos e condições adicionais, declarados ou não declarados.</text:span></text:p>
      <text:p text:style-name="P14"><text:span text:style-name="T11">O Linker se isenta de qualquer responsabilidade por qualquer dano resultante do uso pelos visitantes de nossos serviços ou de qualquer download feito por esses visitantes do conteúdo publicado.</text:span></text:p>
      <text:p text:style-name="P14"><text:span text:style-name="T11">Política de Incentivo do Linker</text:span></text:p>
      <text:p text:style-name="P15"><text:span text:style-name="T11">O conteúdo a seguir não é permitido nem incentivado:</text:span></text:p>
      <text:p text:style-name="P15"><text:span text:style-name="T12">(1) se ilegal;</text:span></text:p>
      <text:p text:style-name="P15"><text:span text:style-name="T12">(2) se incentiva ou incita a violência, ataques, intimidações, ou incentiva outras pessoas a fazerem;</text:span></text:p>
      <text:p text:style-name="P15"><text:span text:style-name="T12">(3) divulgação de informações documentos pessoais e/ou confidenciais;</text:span></text:p>
      <text:p text:style-name="P15"><text:span text:style-name="T12">(4) visam usuários de forma maliciosa (@nome, links, imagens ou vídeos);</text:span></text:p>
      <text:p text:style-name="P16"><text:span text:style-name="T12">(5) visam enganar as pessoas;</text:span></text:p>
      <text:p text:style-name="P16"><text:span text:style-name="T13">(6) spam.</text:span></text:p>
      <text:p text:style-name="P17"><text:span text:style-name="T13">O conteúdo marcado como explícito só será exibido para usuários que optaram por visualizá-lo.</text:span></text:p>
      <text:p text:style-name="P17"><text:span text:style-name="T13">Por favor, note que qualquer conteúdo rejeitado pelo Incentivo também é contra os termos do nosso site e também está sujeito a uma proibição de todo o site.</text:span></text:p>
      <text:p text:style-name="P17"><text:span text:style-name="T13">As decisões de rejeição do Incentivo não serão aumentadas.</text:span></text:p>
      <text:p text:style-name="P17"><text:span text:style-name="T13">Se você quiser contestar uma rejeição do Incentivo, poderá fazê-lo na seção “Conteúdo → denunciado” em suas configurações.</text:span></text:p>
      <text:p text:style-name="P18"/>
      <text:p text:style-name="P18"><text:span text:style-name="T14">Política de monetização</text:span></text:p>
      <text:p text:style-name="P18"><text:span text:style-name="T14">Por favor, consulte l</text:span><text:a xlink:type="simple" xlink:href="https://Linker.com/monetization" text:style-name="Internet_20_link" text:visited-style-name="Visited_20_Internet_20_Link"><text:span text:style-name="T14">inker.com/p</text:span></text:a><text:span text:style-name="T14">olitica/</text:span><text:span text:style-name="T14">m</text:span><text:span text:style-name="T14">onetizacao.</text:span></text:p>
      <text:p text:style-name="P17"/>
      <text:p text:style-name="P18"><text:span text:style-name="T14">Conteúdo Publicada em outros websites.</text:span></text:p>
      <text:p text:style-name="P18"><text:span text:style-name="T14">Não revisamos e não temos como revisar, todo o material, incluindo software de computador, disponibilizado através dos sites e páginas da Web aos quais o Linker se vincula, e que se vinculam ao Linker.</text:span></text:p>
      <text:p text:style-name="P18"><text:span text:style-name="T14">O Linker não tem nenhum controle sobre os sites que não sejam do Linker, e não é responsável por seu conteúdo ou seu uso.</text:span></text:p>
      <text:p text:style-name="P18"><text:span text:style-name="T14">Ao vincular-se a um site que não seja do Linker, o Linker não representa ou implica que endossa esse website.</text:span></text:p>
      <text:p text:style-name="P18"><text:span text:style-name="T14">Você é responsável por tomar as precauções necessárias para proteger a si e aos seus sistemas de computador contra vírus, worms, cavalos de Tróia e outros conteúdos prejudiciais ou destrutivos.</text:span></text:p>
      <text:p text:style-name="P18"><text:span text:style-name="T14">O linker se isenta de qualquer responsabilidade por qualquer dano resultante do uso de websites e páginas da Web que não sejam do Linker.</text:span></text:p>
      <text:p text:style-name="P18"><text:span text:style-name="T15">Infração aos Direitos Autorais e a Política da DMCA</text:span></text:p>
      <text:p text:style-name="P18"><text:span text:style-name="T15">O Linker pede que os outros respeitem seus direitos de propriedade intelectual e respeitem os direitos de propriedade intelectual de terceiros.</text:span></text:p>
      <text:p text:style-name="P18"><text:soft-page-break/><text:span text:style-name="T15">Se você acredita que o material localizado ou vinculado pelo Linker viola seus direitos autorais, recomendamos que você notifique o Linker de acordo com a Política de Direitos Autorais do Milênio Digital (“DMCA”).</text:span></text:p>
      <text:p text:style-name="P18"><text:span text:style-name="T15">O Linker responderá a todos esses avisos, inclusive conforme necessário ou apropriado, removendo o material infrator ou desativando todos os links para o material infrator.</text:span></text:p>
      <text:p text:style-name="P19"><text:span text:style-name="T15">O Linker terminará o acesso e o uso de Linker de um visitante se, em circunstâncias apropriadas, o visitante estiver determinado a repetir a infração dos direitos autorais ou outros direitos de propriedade intelectual do Linker ou outros.</text:span></text:p>
      <text:p text:style-name="P19"><text:span text:style-name="T15">No caso de tal rescisão, o Linker não terá nenhuma obrigação de fornecer um reembolso de quaisquer valores pagos anteriormente.</text:span></text:p>
      <text:p text:style-name="P19"><text:span text:style-name="T16">Propriedade Intelectual</text:span></text:p>
      <text:p text:style-name="P19"><text:span text:style-name="T16">Este Contrato não transfere do Linker para você qualquer tipo de propriedade, seja ela do Linker ou de terceiros, e todos os direitos, títulos e interesses em e para tal propriedade permanecerá (como entre as partes) somente com o Linker.</text:span></text:p>
      <text:p text:style-name="P19"><text:span text:style-name="T16">Linker.com, logotipos e todas as outras marcas comerciais, marcas de serviço, gráficos e logotipos usados ​​em conexão com Linker ou Linker.com são marcas comerciais ou marcas registradas de licenciadores do Linker.</text:span></text:p>
      <text:p text:style-name="P19"><text:span text:style-name="T16">Outras marcas comerciais, marcas de serviço, gráficos e logotipos utilizados em conexão com o site podem ser marcas registradas de terceiros.</text:span></text:p>
      <text:p text:style-name="P19"><text:span text:style-name="T16">O uso que você faz do Linker não lhe concede nenhum direito ou licença para reproduzir ou usar qualquer marca registrada do Linker ou de terceiros.</text:span></text:p>
      <text:p text:style-name="P19"><text:span text:style-name="T16">Mudanças</text:span></text:p>
      <text:p text:style-name="P19"><text:span text:style-name="T16">Estamos constantemente atualizando nossos serviços, e isso significa que às vezes temos que mudar os termos legais sob os quais nossos serviços são oferecidos.</text:span></text:p>
      <text:p text:style-name="P19"><text:span text:style-name="T16">Se fizermos alterações materiais, informaremos você postando em um de nossos blogs ou enviando um e-mail ou outra comunicação antes que as alterações entrem em vigor.</text:span></text:p>
      <text:p text:style-name="P19"><text:span text:style-name="T16">A notificação designará um período de tempo razoável após o qual os novos Termos entrarão em vigor.</text:span></text:p>
      <text:p text:style-name="P19"><text:span text:style-name="T16">Se você não concordar com nossas alterações, deverá parar de usar a Linker dentro do período de aviso designado.</text:span></text:p>
      <text:p text:style-name="P19"><text:span text:style-name="T16">Seu uso continuado de Linker estará sujeito aos novos Termos.</text:span></text:p>
      <text:p text:style-name="P19"><text:span text:style-name="T16">No entanto, qualquer disputa surgida antes das mudanças será regida pelos Termos (incluindo a cláusula de arbitragem individual) que estavam em vigor quando a disputa surgiu.</text:span></text:p>
      <text:p text:style-name="P19"><text:span text:style-name="T16">A Rescisao</text:span></text:p>
      <text:p text:style-name="P19"><text:span text:style-name="T16">O Linker poderá rescindir seu acesso a toda ou qualquer parte do Linker a qualquer momento, com ou sem causa, com ou sem aviso, com efeito imediato.</text:span></text:p>
      <text:p text:style-name="P19"><text:span text:style-name="T16">Se você deseja rescindir este Acordo ou sua conta Linker (se você tiver um), você pode excluir seu conteúdo, desativar sua conta e simplesmente interromper o uso de Mentes.</text:span></text:p>
      <text:p text:style-name="P26">Esclarecemos que de acordo com a politica do país, é possível que após a ação de exclusão, o conteúdo permaneça registrado nos servidores, por um prazo definido em lei, e quando da expiração, estes são excluídos definitivamente, <text:span text:style-name="T17">já que não concordamos com a manutenção de tais informações sem o consentimento da parte interessada.</text:span></text:p>
      <text:p text:style-name="P20"><text:span text:style-name="T16">Todas as disposições deste Contrato, que por sua natureza devem sobreviver ao término, sobreviverão à rescisão, incluindo, sem limitação, disposições de propriedade, isenções de garantia, indenização e limitações de responsabilidade.</text:span></text:p>
      <text:p text:style-name="P20"><text:span text:style-name="T16">Isenção de Garantias</text:span></text:p>
      <text:p text:style-name="P20"><text:span text:style-name="T16">O Site é fornecido "como está".</text:span></text:p>
      <text:p text:style-name="P20"><text:soft-page-break/><text:span text:style-name="T16">O Linker e seus fornecedores e licenciantes renunciam a todas as garantias de qualquer tipo, expressas ou implícitas, incluindo, sem limitação, as garantias de comercialização, adequação a uma finalidade específica e não violação.</text:span></text:p>
      <text:p text:style-name="P20"><text:span text:style-name="T16">Nem o Linker nem seus fornecedores e licenciadores, fazem qualquer garantia de que o site estará livre de erros ou que o acesso a ele será contínuo ou ininterrupto.</text:span></text:p>
      <text:p text:style-name="P20"><text:span text:style-name="T16">Se você está realmente lendo isso, você é incrível.</text:span></text:p>
      <text:p text:style-name="P20"><text:span text:style-name="T16">Você entende que você faz o download ou obtém conteúdo ou serviços através do Linker por sua própria conta e risco.</text:span></text:p>
      <text:p text:style-name="P20"><text:span text:style-name="T16">Limitação de Responsabilidade</text:span></text:p>
      <text:p text:style-name="P20"><text:span text:style-name="T16">Em nenhum evento o Linker, ou seus fornecedores ou licenciadores, serão responsáveis ​​em relação a qualquer assunto deste contrato sob qualquer contrato, negligência, responsabilidade objetiva ou outra teoria legal ou eqüitativa para:</text:span></text:p>
      <text:p text:style-name="P20"><text:span text:style-name="T16">(i) quaisquer danos especiais, incidentais ou conseqüenciais;</text:span></text:p>
      <text:p text:style-name="P20"><text:span text:style-name="T16">(ii) o custo de aquisição de produtos ou serviços substitutos;</text:span></text:p>
      <text:p text:style-name="P20"><text:span text:style-name="T16">(iii) por interrupção de uso ou perda ou corrupção de dados; ou</text:span></text:p>
      <text:p text:style-name="P20"><text:span text:style-name="T16">(iv) por quaisquer quantias que excedam as taxas pagas por você ao Linker sob este contrato durante o período de 12 (doze) meses antes da causa da ação.</text:span></text:p>
      <text:p text:style-name="P20"><text:span text:style-name="T16">O Linker não se responsabiliza por qualquer falha ou atraso devido a questões além de seu controle razoável.</text:span></text:p>
      <text:p text:style-name="P20"><text:span text:style-name="T16">O acima exposto não se aplica na medida proibida pela lei aplicável. Representação Geral e Garantia</text:span></text:p>
      <text:p text:style-name="P20"><text:span text:style-name="T16">Você declara e garante que:</text:span></text:p>
      <text:p text:style-name="P20"><text:span text:style-name="T16">(i) o uso dos nossos Serviços estará em estrita conformidade com a Política de Privacidade do Linker, com este Contrato, e com todas as leis aplicáveis ​​e regulamentos (incluindo, sem limitação, quaisquer leis ou regulamentos locais em seu país, estado, cidade ou outra área governamental, em relação à conduta on-line e conteúdo aceitável, e incluindo todas as leis aplicáveis ​​relativas à transmissão de dados técnicos exportados do Brasil ou do país que você reside); e</text:span></text:p>
      <text:p text:style-name="P20"><text:span text:style-name="T16">(ii) o uso dos nossos Serviços não infringirá ou utilizará indevidamente os direitos de propriedade intelectual de terceiros.</text:span></text:p>
      <text:p text:style-name="P20"><text:span text:style-name="T16">Sanções Econômicas</text:span></text:p>
      <text:p text:style-name="P21"><text:span text:style-name="T16">Você declara e garante expressamente que o uso dos nossos Serviços e / ou serviços e produtos associados não é contrário às leis do país onde o conteúdo será veiculado, assim, se tal uso for proibido <text:s/>o Linker reserva-se o direito de terminar as contas ou o acesso das pessoas em caso de violação desta condição</text:span></text:p>
      <text:p text:style-name="P27">Considerando que a web não possui fronteiras, o linker se exime da responsabilidade sobre a ação de terceiros ao acessarem o conteúdo disponibilizado na plataforma.</text:p>
      <text:p text:style-name="P21"><text:span text:style-name="T16">Indenização</text:span></text:p>
      <text:p text:style-name="P21"><text:span text:style-name="T16">Você concorda em indenizar e isentar o Linker, seus contratados e seus licenciadores, e seus respectivos diretores, executivos, funcionários e agentes de e contra todas e quaisquer reivindicações e despesas, incluindo honorários advocatícios, decorrentes do seu uso de Linker, incluindo, mas não limitado a sua violação deste Acordo.</text:span></text:p>
      <text:p text:style-name="P21"><text:span text:style-name="T16">Tradução</text:span></text:p>
      <text:p text:style-name="P21"><text:span text:style-name="T16">Termos de Serviço foram originalmente escritos em português do Brasil.</text:span></text:p>
      <text:p text:style-name="P21"><text:span text:style-name="T16">Podemos tentar traduzir estes Termos para outros idiomas.</text:span></text:p>
      <text:p text:style-name="P21"><text:span text:style-name="T16">Em caso de conflito entre uma versão traduzida destes Termos de Serviço e a versão em português, a versão em português prevalecerá.</text:span></text:p>
      <text:p text:style-name="P21"><text:span text:style-name="T16">Diversos</text:span></text:p>
      <text:p text:style-name="P21"><text:span text:style-name="T16">Este Contrato constitui o contrato integral entre o Linker e você com relação ao assunto aqui tratado, e eles só podem ser modificados por uma emenda escrita assinada </text:span><text:soft-page-break/><text:span text:style-name="T16">por um executivo autorizado do Linker, ou pela postagem devidamente autorizada pelo Linker de uma versão revisada.</text:span></text:p>
      <text:p text:style-name="P22"><text:span text:style-name="T16">Exceto na medida em que a lei aplicável, caso exista, em contrário, este Contrato, qualquer acesso ou uso do Linker será regido pelas leis do Brasil.</text:span></text:p>
      <text:p text:style-name="P22"><text:span text:style-name="T16">A parte prevalecente em qualquer ação ou processo para fazer cumprir este Contrato terá direito a custas e honorários advocatícios.</text:span></text:p>
      <text:p text:style-name="P22"><text:span text:style-name="T16">Se qualquer parte deste Contrato for considerada inválida ou inexequível, essa parte será interpretada de forma a refletir a intenção original das partes e as partes restantes permanecerão em pleno vigor e efeito.</text:span></text:p>
      <text:p text:style-name="P22"><text:span text:style-name="T16">Uma renúncia por qualquer das partes de qualquer termo ou condição deste Contrato ou qualquer violação do mesmo, em qualquer instância, não renunciará a tal termo ou condição ou qualquer violação subsequente do mesmo.</text:span></text:p>
      <text:p text:style-name="P22"><text:span text:style-name="T16">Você pode ceder seus direitos sob este Contrato a qualquer parte que consente e concorda em ficar vinculado a seus termos e condições;</text:span></text:p>
      <text:p text:style-name="P22"><text:span text:style-name="T16">O Linker pode ceder seus direitos sob este Contrato sem condição.</text:span></text:p>
      <text:p text:style-name="P22"><text:span text:style-name="T16">Este Contrato será vinculativo e terá efeito em benefício das partes, seus sucessores e cessionários permiti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0:12:09.746000000</meta:creation-date>
    <dc:date>2018-05-09T01:00:21.183000000</dc:date>
    <meta:editing-duration>PT8M3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8" meta:paragraph-count="158" meta:word-count="3630" meta:character-count="22939" meta:non-whitespace-character-count="19453"/>
  </office:meta>
</office:document-meta>
</file>